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">
      <style:paragraph-properties style:text-autospace="none"/>
      <style:text-properties style:font-name="MS Mincho" fo:font-size="16pt" fo:language="en" fo:country="US" style:font-name-asian="MS Mincho" style:font-size-asian="16pt" style:font-name-complex="MS Mincho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「やすやすと狩れると思うなよ」</text:p>
      <text:p text:style-name="P1">男は血にまみれた右腕を舐めると腰を落としてナタを構えた。その構えは数々の修羅場</text:p>
      <text:p text:style-name="P1"><text:s/>をくぐり抜けたためか堂に入っており大きな隙がない。</text:p>
      <text:p text:style-name="P1">その男の構えに影はほうと声をもらすと、低い声でささやいた。</text:p>
      <text:p text:style-name="P1">「女ばかりを狙った連続殺人犯ってほうが' ちょっといいチップになるんだけどねぇ..........</text:p>
      <text:p text:style-name="P1">まあ、今日のところはアンタでもいいよ」</text:p>
      <text:p text:style-name="P1">「かぁぁっ」</text:p>
      <text:p text:style-name="P1">男は気合いと同時に銳く地を蹴っていた。</text:p>
      <text:p text:style-name="P1">生身の人間の脚力とは思えない山猿のような跳躍から、男はナタを影の脳天に一文字に</text:p>
      <text:p text:style-name="P1"><text:s/>振りおろした。マシンの左腕が強力なパワーを発揮し、加速されたナタの先端が空気を切</text:p>
      <text:p text:style-name="P1"><text:s/>り裂いて笛のような音を発する。男が数多くの被害者と追っ手を葬った一撃必殺の技であ</text:p>
      <text:p text:style-name="P1">った。</text:p>
      <text:p text:style-name="P1">いよいよ影の！^人に男の凶刀が触れるかという瞬間、ナタの刃の鈍い光を受けて影の目</text:p>
      <text:p text:style-name="P1"><text:s/>にぎらりと光彩が走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tb-rl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0T21:48:04.76</meta:creation-date>
    <dc:date>2018-04-11T15:28:03.90</dc:date>
    <meta:editing-duration>PT17H24M14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1" meta:paragraph-count="14" meta:word-count="364" meta:character-count="378"/>
  </office:meta>
</office:document-meta>
</file>